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1300000173C4AB91FA0F18313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327cm" svg:height="3.14cm" svg:x="9.521cm" svg:y="13.389cm">
          <draw:image xlink:href="Pictures/100002010000011300000173C4AB91FA0F1831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0:21:33.433447221</meta:creation-date>
    <dc:date>2018-03-09T10:22:10.221148089</dc:date>
    <meta:editing-duration>PT3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